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0pt" style:text-underline-style="solid" style:text-underline-width="auto" style:text-underline-color="font-color" fo:font-weight="bold" officeooo:rsid="00057f89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AnjaliOldLipi" fo:font-size="14pt" style:text-underline-style="none" fo:font-weight="normal" officeooo:rsid="00057f89" officeooo:paragraph-rsid="00057f89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njaliOldLipi" fo:font-size="14pt" style:text-underline-style="none" fo:font-weight="normal" officeooo:rsid="000fe8c4" officeooo:paragraph-rsid="000fe8c4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njaliOldLipi" fo:font-size="14pt" style:text-underline-style="none" fo:font-weight="normal" officeooo:rsid="0013b872" officeooo:paragraph-rsid="0013b872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njaliOldLipi" fo:font-size="14pt" style:text-underline-style="none" fo:font-weight="normal" officeooo:rsid="001560c3" officeooo:paragraph-rsid="001560c3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njaliOldLipi" fo:font-size="14pt" style:text-underline-style="none" fo:font-weight="normal" officeooo:rsid="001560c3" officeooo:paragraph-rsid="0023026e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AnjaliOldLipi" fo:font-size="14pt" style:text-underline-style="none" fo:font-weight="normal" officeooo:rsid="0019a860" officeooo:paragraph-rsid="001560c3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AnjaliOldLipi" fo:font-size="14pt" style:text-underline-style="none" fo:font-weight="normal" officeooo:rsid="0019a860" officeooo:paragraph-rsid="0023026e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AnjaliOldLipi" fo:font-size="14pt" style:text-underline-style="none" fo:font-weight="normal" officeooo:rsid="0019a860" officeooo:paragraph-rsid="005fed7e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AnjaliOldLipi" fo:font-size="14pt" style:text-underline-style="none" fo:font-weight="normal" officeooo:rsid="001c14f9" officeooo:paragraph-rsid="001c14f9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AnjaliOldLipi" fo:font-size="14pt" style:text-underline-style="none" fo:font-weight="normal" officeooo:rsid="001da552" officeooo:paragraph-rsid="001da552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AnjaliOldLipi" fo:font-size="14pt" style:text-underline-style="none" fo:font-weight="normal" officeooo:rsid="001f987b" officeooo:paragraph-rsid="00205dc7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AnjaliOldLipi" fo:font-size="14pt" style:text-underline-style="none" fo:font-weight="normal" officeooo:rsid="00264c37" officeooo:paragraph-rsid="00264c37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AnjaliOldLipi" fo:font-size="14pt" style:text-underline-style="none" fo:font-weight="normal" officeooo:rsid="003a3895" officeooo:paragraph-rsid="003a3895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AnjaliOldLipi" fo:font-size="14pt" style:text-underline-style="none" fo:font-weight="normal" officeooo:rsid="003a3895" officeooo:paragraph-rsid="003f2340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AnjaliOldLipi" fo:font-size="14pt" style:text-underline-style="none" fo:font-weight="normal" officeooo:rsid="003bc8fe" officeooo:paragraph-rsid="003bc8fe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AnjaliOldLipi" fo:font-size="14pt" style:text-underline-style="none" fo:font-weight="normal" officeooo:rsid="003bc8fe" officeooo:paragraph-rsid="004c14ec" style:font-size-asian="12.25pt" style:font-weight-asian="normal" style:font-size-complex="14pt" style:font-weight-complex="normal"/>
    </style:style>
    <style:style style:name="T1" style:family="text">
      <style:text-properties style:font-name="AnjaliOldLipi" fo:font-size="20pt" style:text-underline-style="solid" style:text-underline-width="auto" style:text-underline-color="font-color" fo:font-weight="bold" officeooo:rsid="00057f89" style:font-size-asian="17.5pt" style:font-weight-asian="bold" style:font-size-complex="20pt" style:font-weight-complex="bold"/>
    </style:style>
    <style:style style:name="T2" style:family="text">
      <style:text-properties officeooo:rsid="00186c58"/>
    </style:style>
    <style:style style:name="T3" style:family="text">
      <style:text-properties officeooo:rsid="001a6ed5"/>
    </style:style>
    <style:style style:name="T4" style:family="text">
      <style:text-properties officeooo:rsid="00205dc7"/>
    </style:style>
    <style:style style:name="T5" style:family="text">
      <style:text-properties officeooo:rsid="0021dea1"/>
    </style:style>
    <style:style style:name="T6" style:family="text">
      <style:text-properties officeooo:rsid="0023026e"/>
    </style:style>
    <style:style style:name="T7" style:family="text">
      <style:text-properties officeooo:rsid="002c9c85"/>
    </style:style>
    <style:style style:name="T8" style:family="text">
      <style:text-properties officeooo:rsid="003d3f66"/>
    </style:style>
    <style:style style:name="T9" style:family="text">
      <style:text-properties officeooo:rsid="003d4bd2"/>
    </style:style>
    <style:style style:name="T10" style:family="text">
      <style:text-properties officeooo:rsid="00408dd1"/>
    </style:style>
    <style:style style:name="T11" style:family="text">
      <style:text-properties style:text-position="super 58%" officeooo:rsid="00408dd1"/>
    </style:style>
    <style:style style:name="T12" style:family="text">
      <style:text-properties officeooo:rsid="004382bf"/>
    </style:style>
    <style:style style:name="T13" style:family="text">
      <style:text-properties officeooo:rsid="004619fe"/>
    </style:style>
    <style:style style:name="T14" style:family="text">
      <style:text-properties officeooo:rsid="00479cf2"/>
    </style:style>
    <style:style style:name="T15" style:family="text">
      <style:text-properties officeooo:rsid="0049cec3"/>
    </style:style>
    <style:style style:name="T16" style:family="text">
      <style:text-properties officeooo:rsid="004a3455"/>
    </style:style>
    <style:style style:name="T17" style:family="text">
      <style:text-properties officeooo:rsid="004c14ec"/>
    </style:style>
    <style:style style:name="T18" style:family="text">
      <style:text-properties officeooo:rsid="004c65fb"/>
    </style:style>
    <style:style style:name="T19" style:family="text">
      <style:text-properties officeooo:rsid="004cf16e"/>
    </style:style>
    <style:style style:name="T20" style:family="text">
      <style:text-properties officeooo:rsid="00517f12"/>
    </style:style>
    <style:style style:name="T21" style:family="text">
      <style:text-properties officeooo:rsid="00557452"/>
    </style:style>
    <style:style style:name="T22" style:family="text">
      <style:text-properties officeooo:rsid="0055bb0e"/>
    </style:style>
    <style:style style:name="T23" style:family="text">
      <style:text-properties officeooo:rsid="00586ea0"/>
    </style:style>
    <style:style style:name="T24" style:family="text">
      <style:text-properties officeooo:rsid="005a3fb1"/>
    </style:style>
    <style:style style:name="T25" style:family="text">
      <style:text-properties officeooo:rsid="005b4a47"/>
    </style:style>
    <style:style style:name="T26" style:family="text">
      <style:text-properties officeooo:rsid="005e833e"/>
    </style:style>
    <style:style style:name="T27" style:family="text">
      <style:text-properties officeooo:rsid="005f081a"/>
    </style:style>
    <style:style style:name="T28" style:family="text">
      <style:text-properties officeooo:rsid="00602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Spring DAO JDBC</text:span></text:p>
      <text:p text:style-name="P1"/>
      <text:p text:style-name="P2">Morning : </text:p>
      <text:p text:style-name="P2">--------------</text:p>
      <text:p text:style-name="P2"/>
      <text:p text:style-name="P3">Application Context -&gt; DI + JEE Features(Integration <text:s/>Support, for various libraries/frameworks)</text:p>
      <text:p text:style-name="P3"/>
      <text:p text:style-name="P4">For DI we have bean factory, which is useless in most casses. So we use ApplicationContext for DI.</text:p>
      <text:p text:style-name="P4"/>
      <text:p text:style-name="P5">Bean Scope -&gt; We’ve learnt tat we have singleton and prototype.</text:p>
      <text:p text:style-name="P5"/>
      <text:p text:style-name="P5"><text:tab/><text:span text:style-name="T2">Singletone will give you the same object from container everytime.</text:span></text:p>
      <text:p text:style-name="P5"><text:tab/><text:span text:style-name="T2">Prototype will give you different objects from container, every time.</text:span></text:p>
      <text:p text:style-name="P7"/>
      <text:p text:style-name="P10">Spring DI does, <text:span text:style-name="T5">it does in 2 steps</text:span> :</text:p>
      <text:p text:style-name="P10"><text:tab/>1) Component Scanning</text:p>
      <text:p text:style-name="P10"><text:tab/>2) Wiring</text:p>
      <text:p text:style-name="P10"/>
      <text:p text:style-name="P11">Two Life Cycle Events we’ve discusses so far,</text:p>
      <text:p text:style-name="P11"><text:tab/>If we wanna execute something as soon as the object is initailized</text:p>
      <text:p text:style-name="P11"><text:tab/><text:tab/>@PostConstruct</text:p>
      <text:p text:style-name="P11"/>
      <text:p text:style-name="P11"><text:tab/>If we wanna execute something just before the Object is Initialized</text:p>
      <text:p text:style-name="P11"><text:tab/><text:tab/>@PreConstruct</text:p>
      <text:p text:style-name="P11"/>
      <text:p text:style-name="P12">Spring has default parser, to parse your data from properties files <text:span text:style-name="T4">and stores it in a map in Map&lt;String,Object&gt; So that you can use it on a component class.</text:span></text:p>
      <text:p text:style-name="P12"><text:span text:style-name="T4"><text:tab/>@Value(“$(circle.radius)”)</text:span></text:p>
      <text:p text:style-name="P12"><text:tab/><text:span text:style-name="T4">int val;</text:span></text:p>
      <text:p text:style-name="P12"/>
      <text:p text:style-name="P12"/>
      <text:p text:style-name="P6"/>
      <text:p text:style-name="P6"/>
      <text:p text:style-name="P6"/>
      <text:p text:style-name="P8"><text:soft-page-break/>Spring didn’t directly started the way we’ve used until now. Previously it started with xml (which has metadata, that the now Annotations provide) <text:span text:style-name="T3">as there is no concept of annotations even in java back then. Later when annotations were developed in java, spring also provided some annotations.</text:span></text:p>
      <text:p text:style-name="P8"><text:tab/>- <text:span text:style-name="T6">When, the first annotations were developed in Spring, the moved to <text:tab/>annotation configuration way, where it requires the xml, but usage is <text:tab/>reduced.</text:span></text:p>
      <text:p text:style-name="P8"><text:tab/></text:p>
      <text:p text:style-name="P8"><text:tab/>- <text:span text:style-name="T6">Now the modern way is javaconfig, which we’re using now. </text:span><text:span text:style-name="T7">Here no <text:tab/>need to use xml at all.</text:span></text:p>
      <text:p text:style-name="P8"/>
      <text:p text:style-name="P15">JDBC : We’ve dicussed back then. <text:span text:style-name="T10">1</text:span><text:span text:style-name="T11">st</text:span><text:span text:style-name="T10"> We Register the driver, then we <text:tab/><text:tab/>establish a connection, then we create <text:s/>a statement and we execute <text:tab/>that statement/ </text:span><text:span text:style-name="T12">query</text:span><text:span text:style-name="T10">. </text:span><text:span text:style-name="T12">After executing the query we’ll get a result, that <text:tab/>result is not an object. But, we’ll try to map that into a object. </text:span><text:span text:style-name="T13">Later, after <text:tab/>our work is done, we’ll close the connection.</text:span></text:p>
      <text:p text:style-name="P15"><text:tab/></text:p>
      <text:p text:style-name="P15"><text:tab/><text:span text:style-name="T13">This we’ll probably ha</text:span><text:span text:style-name="T14">v</text:span><text:span text:style-name="T13">e to do at every </text:span><text:span text:style-name="T14">time we use db. </text:span><text:span text:style-name="T15">Which is <text:tab/>focussing more on connections and stuff along with logic, which <text:tab/>increase time and not a better way.</text:span></text:p>
      <text:p text:style-name="P15"/>
      <text:p text:style-name="P15"><text:tab/><text:span text:style-name="T19">Also, creating a new connection is an expensive one, the ideal way is to <text:tab/>pool the connections and use the existing connections when we use.</text:span></text:p>
      <text:p text:style-name="P15"/>
      <text:p text:style-name="P15"><text:tab/><text:span text:style-name="T15">So,</text:span> to reduce the amount of boiler plate code, Spring is providing JDBC <text:tab/>Template.</text:p>
      <text:p text:style-name="P14"/>
      <text:p text:style-name="P16">Spring JDBC : <text:span text:style-name="T8">Using this we can focus more on the code rather other other <text:tab/>things like, creating a connection </text:span><text:span text:style-name="T9">etc.</text:span></text:p>
      <text:p text:style-name="P16"/>
      <text:p text:style-name="P16"><text:tab/>- <text:span text:style-name="T15">It’ll provid DataSource</text:span></text:p>
      <text:p text:style-name="P16"><text:tab/>- <text:span text:style-name="T15">No need to create a connection </text:span><text:span text:style-name="T16">as spring will take care of it</text:span></text:p>
      <text:p text:style-name="P17"><text:tab/>- <text:span text:style-name="T16">No need to close connection as spring </text:span><text:span text:style-name="T17">will do it.</text:span></text:p>
      <text:p text:style-name="P17"><text:tab/>- <text:span text:style-name="T18">Can focus more on business logic, </text:span><text:span text:style-name="T21">sql queries, </text:span><text:span text:style-name="T22">converting result to <text:tab/><text:tab/>objects</text:span><text:span text:style-name="T18"> and less in config kinda stiuff.</text:span></text:p>
      <text:p text:style-name="P8"><text:tab/>- <text:span text:style-name="T20">Connection Pool also done by the spring.</text:span></text:p>
      <text:p text:style-name="P8"><text:tab/>- <text:span text:style-name="T23">In future, after we deep dive into the concepts, we no need to work on <text:tab/>the query and result-object part. We can only focus on business logic.</text:span></text:p>
      <text:p text:style-name="P8"><text:soft-page-break/><text:tab/></text:p>
      <text:p text:style-name="P8"/>
      <text:p text:style-name="P8"/>
      <text:p text:style-name="P9">** <text:span text:style-name="T24">Spring Application Container is not only providing DI, along with DI it’s also providinh</text:span><text:span text:style-name="T27">g</text:span><text:span text:style-name="T24"> JEE features</text:span><text:span text:style-name="T25">(Java Enterprise) </text:span><text:span text:style-name="T27">and Integration support for various library/ frameworks</text:span><text:span text:style-name="T28">(Ex: Without Spring, we have to work more on JDBC like that)</text:span></text:p>
      <text:p text:style-name="P9"><text:span text:style-name="T26"><text:tab/>- It provides the same fjEE features provided by Application Servers like <text:tab/>Jboss etc. And also light weight compared to them.</text:span></text:p>
      <text:p text:style-name="P8"/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9:51:51.453242101</meta:creation-date>
    <dc:date>2022-11-24T12:02:38.204255721</dc:date>
    <meta:editing-duration>PT2H4M23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527" meta:character-count="3100" meta:non-whitespace-character-count="2557"/>
  </office:meta>
</office:document-meta>
</file>